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3">
            <text:p>Q-2763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5150.0">
            <text:p>515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SRR-2309">
            <text:p>SRR-2309</text:p>
          </table:table-cell>
          <table:table-cell office:value-type="float" office:value="52.18">
            <text:p>52.18</text:p>
          </table:table-cell>
          <table:table-cell office:value-type="float" office:value="-6.37">
            <text:p>-6.37</text:p>
          </table:table-cell>
          <table:table-cell office:value-type="float" office:value="3470.0">
            <text:p>347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5">
            <text:p>-1.5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aloney1985,ShennanEtal2018">
            <text:p>Maloney1985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SRR-2023">
            <text:p>SRR-2023</text:p>
          </table:table-cell>
          <table:table-cell office:value-type="float" office:value="52.18">
            <text:p>52.18</text:p>
          </table:table-cell>
          <table:table-cell office:value-type="float" office:value="-6.37">
            <text:p>-6.37</text:p>
          </table:table-cell>
          <table:table-cell office:value-type="float" office:value="2310.0">
            <text:p>2310.0</text:p>
          </table:table-cell>
          <table:table-cell office:value-type="float" office:value="60.0">
            <text:p>6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7">
            <text:p>0.6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aloney1985,ShennanEtal2018">
            <text:p>Maloney1985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6">
            <text:p>Q-2766</text:p>
          </table:table-cell>
          <table:table-cell office:value-type="float" office:value="52.36">
            <text:p>52.36</text:p>
          </table:table-cell>
          <table:table-cell office:value-type="float" office:value="-6.38">
            <text:p>-6.38</text:p>
          </table:table-cell>
          <table:table-cell office:value-type="float" office:value="5290.0">
            <text:p>529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1">
            <text:p>-3.61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72">
            <text:p>Q-2772</text:p>
          </table:table-cell>
          <table:table-cell office:value-type="float" office:value="52.52">
            <text:p>52.52</text:p>
          </table:table-cell>
          <table:table-cell office:value-type="float" office:value="-6.23">
            <text:p>-6.23</text:p>
          </table:table-cell>
          <table:table-cell office:value-type="float" office:value="1980.0">
            <text:p>19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2">
            <text:p>Q-2762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5225.0">
            <text:p>5225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3">
            <text:p>-3.13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D-119">
            <text:p>D-119</text:p>
          </table:table-cell>
          <table:table-cell office:value-type="float" office:value="52.19">
            <text:p>52.19</text:p>
          </table:table-cell>
          <table:table-cell office:value-type="float" office:value="-6.83">
            <text:p>-6.83</text:p>
          </table:table-cell>
          <table:table-cell office:value-type="float" office:value="4030.0">
            <text:p>403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08">
            <text:p>-1.08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resser1980,ShennanEtal2018">
            <text:p>Dresser1980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UB-2429">
            <text:p>UB-2429</text:p>
          </table:table-cell>
          <table:table-cell office:value-type="float" office:value="52.19">
            <text:p>52.19</text:p>
          </table:table-cell>
          <table:table-cell office:value-type="float" office:value="-6.39">
            <text:p>-6.39</text:p>
          </table:table-cell>
          <table:table-cell office:value-type="float" office:value="4900.0">
            <text:p>490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CarterOrford1982,ShennanEtal2018">
            <text:p>CarterOrford1982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1">
            <text:p>Q-2761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385.0">
            <text:p>53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71">
            <text:p>Q-2871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6130.0">
            <text:p>613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3">
            <text:p>-6.3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6">
            <text:p>Q-2866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810.0">
            <text:p>581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6">
            <text:p>-5.16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7">
            <text:p>Q-2867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6450.0">
            <text:p>645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1">
            <text:p>-7.5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80">
            <text:p>Q-2880</text:p>
          </table:table-cell>
          <table:table-cell office:value-type="float" office:value="52.52">
            <text:p>52.52</text:p>
          </table:table-cell>
          <table:table-cell office:value-type="float" office:value="-6.23">
            <text:p>-6.23</text:p>
          </table:table-cell>
          <table:table-cell office:value-type="float" office:value="5290.0">
            <text:p>529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8">
            <text:p>Q-2868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835.0">
            <text:p>583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I-7997">
            <text:p>I-7997</text:p>
          </table:table-cell>
          <table:table-cell office:value-type="float" office:value="52.2">
            <text:p>52.2</text:p>
          </table:table-cell>
          <table:table-cell office:value-type="float" office:value="-6.35">
            <text:p>-6.35</text:p>
          </table:table-cell>
          <table:table-cell office:value-type="float" office:value="4185.0">
            <text:p>4185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7,ShennanEtal2018">
            <text:p>Mitchell1977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70">
            <text:p>Q-2870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6010.0">
            <text:p>601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">
            <text:p>-5.8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9">
            <text:p>Q-2869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925.0">
            <text:p>5925.0</text:p>
          </table:table-cell>
          <table:table-cell office:value-type="float" office:value="65.0">
            <text:p>6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